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3.19">
            <text:p>23.19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5.6161870882858">
            <text:p>25.6162</text:p>
          </table:table-cell>
          <table:table-cell table:style-name="ce6" office:value-type="float" office:value="6.979">
            <text:p>6.979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7.7091578132448">
            <text:p>7.7092</text:p>
          </table:table-cell>
          <table:table-cell table:style-name="ce6" office:value-type="float" office:value="32.54">
            <text:p>32.5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5.9444039608806">
            <text:p>35.9444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3.19">
            <text:p>23.19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5.3625614735503">
            <text:p>25.3626</text:p>
          </table:table-cell>
          <table:table-cell table:style-name="ce7" table:formula="of:=[.V2]" office:value-type="float" office:value="6.979">
            <text:p>6.979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7.63282951806416">
            <text:p>7.6328</text:p>
          </table:table-cell>
          <table:table-cell table:style-name="ce7" table:formula="of:=[.Y2]" office:value-type="float" office:value="32.54">
            <text:p>32.5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5.5885187731491">
            <text:p>35.5885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3.19">
            <text:p>23.19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5.1114470035152">
            <text:p>25.1114</text:p>
          </table:table-cell>
          <table:table-cell table:style-name="ce7" table:formula="of:=[.V3]" office:value-type="float" office:value="6.979">
            <text:p>6.979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7.55725694857837">
            <text:p>7.5573</text:p>
          </table:table-cell>
          <table:table-cell table:style-name="ce7" table:formula="of:=[.Y3]" office:value-type="float" office:value="32.54">
            <text:p>32.5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5.2361572011377">
            <text:p>35.2362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3.19">
            <text:p>23.19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4.8628188153616">
            <text:p>24.8628</text:p>
          </table:table-cell>
          <table:table-cell table:style-name="ce7" table:formula="of:=[.V4]" office:value-type="float" office:value="6.979">
            <text:p>6.979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7.48243262235482">
            <text:p>7.4824</text:p>
          </table:table-cell>
          <table:table-cell table:style-name="ce7" table:formula="of:=[.Y4]" office:value-type="float" office:value="32.54">
            <text:p>32.5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4.8872843575621">
            <text:p>34.8873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3.19">
            <text:p>23.19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4.6166522924372">
            <text:p>24.6167</text:p>
          </table:table-cell>
          <table:table-cell table:style-name="ce7" table:formula="of:=[.V5]" office:value-type="float" office:value="6.979">
            <text:p>6.979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7.40834913104438">
            <text:p>7.4083</text:p>
          </table:table-cell>
          <table:table-cell table:style-name="ce7" table:formula="of:=[.Y5]" office:value-type="float" office:value="32.54">
            <text:p>32.5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4.5418657005565">
            <text:p>34.5419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278.149809758965">
            <text:p>278.1498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3.19">
            <text:p>23.19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4.372923061819">
            <text:p>24.3729</text:p>
          </table:table-cell>
          <table:table-cell table:style-name="ce7" table:formula="of:=[.V6]" office:value-type="float" office:value="6.979">
            <text:p>6.979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3349991396479">
            <text:p>7.3350</text:p>
          </table:table-cell>
          <table:table-cell table:style-name="ce7" table:formula="of:=[.Y6]" office:value-type="float" office:value="32.54">
            <text:p>32.5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4.199867030254">
            <text:p>34.199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3.19">
            <text:p>23.19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4.1316069919">
            <text:p>24.1316</text:p>
          </table:table-cell>
          <table:table-cell table:style-name="ce7" table:formula="of:=[.V7]" office:value-type="float" office:value="6.979">
            <text:p>6.979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26237538579">
            <text:p>7.2624</text:p>
          </table:table-cell>
          <table:table-cell table:style-name="ce7" table:formula="of:=[.Y7]" office:value-type="float" office:value="32.54">
            <text:p>32.5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3.8612544854">
            <text:p>33.861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3.19">
            <text:p>23.19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3.89268019">
            <text:p>23.8927</text:p>
          </table:table-cell>
          <table:table-cell table:style-name="ce7" table:formula="of:=[.V8]" office:value-type="float" office:value="6.979">
            <text:p>6.979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190470679">
            <text:p>7.1905</text:p>
          </table:table-cell>
          <table:table-cell table:style-name="ce7" table:formula="of:=[.Y8]" office:value-type="float" office:value="32.54">
            <text:p>32.5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3.52599454">
            <text:p>33.5260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264.65">
            <text:p>264.6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269.969465">
            <text:p>269.969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3.19">
            <text:p>23.19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3.656119">
            <text:p>23.6561</text:p>
          </table:table-cell>
          <table:table-cell table:style-name="ce7" table:formula="of:=[.V9]" office:value-type="float" office:value="6.979">
            <text:p>6.979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7.1192779">
            <text:p>7.1193</text:p>
          </table:table-cell>
          <table:table-cell table:style-name="ce7" table:formula="of:=[.Y9]" office:value-type="float" office:value="32.54">
            <text:p>32.5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3.194054">
            <text:p>33.1941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264.65">
            <text:p>264.6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267.2965">
            <text:p>267.296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3.19">
            <text:p>23.19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3.4219">
            <text:p>23.4219</text:p>
          </table:table-cell>
          <table:table-cell table:style-name="ce7" table:formula="of:=[.V10]" office:value-type="float" office:value="6.979">
            <text:p>6.979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7.04879">
            <text:p>7.0488</text:p>
          </table:table-cell>
          <table:table-cell table:style-name="ce7" table:formula="of:=[.Y10]" office:value-type="float" office:value="32.54">
            <text:p>32.5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2.8654">
            <text:p>32.865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64.65">
            <text:p>264.6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3.19">
            <text:p>23.19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3.19">
            <text:p>23.1900</text:p>
          </table:table-cell>
          <table:table-cell table:style-name="ce7" table:formula="of:=[.V11]" office:value-type="float" office:value="6.979">
            <text:p>6.979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6.979">
            <text:p>6.9790</text:p>
          </table:table-cell>
          <table:table-cell table:style-name="ce7" table:formula="of:=[.Y11]" office:value-type="float" office:value="32.54">
            <text:p>32.5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2.54">
            <text:p>32.5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264.65">
            <text:p>264.6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262.029702970297">
            <text:p>262.0297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3.19">
            <text:p>23.19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2.960396039604">
            <text:p>22.9604</text:p>
          </table:table-cell>
          <table:table-cell table:style-name="ce7" table:formula="of:=[.V12]" office:value-type="float" office:value="6.979">
            <text:p>6.979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6.90990099009901">
            <text:p>6.9099</text:p>
          </table:table-cell>
          <table:table-cell table:style-name="ce7" table:formula="of:=[.Y12]" office:value-type="float" office:value="32.54">
            <text:p>32.5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2.2178217821782">
            <text:p>32.2178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264.65">
            <text:p>264.6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259.435349475542">
            <text:p>259.4353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3.19">
            <text:p>23.19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2.7330653857465">
            <text:p>22.7331</text:p>
          </table:table-cell>
          <table:table-cell table:style-name="ce7" table:formula="of:=[.V13]" office:value-type="float" office:value="6.979">
            <text:p>6.979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6.8414861288109">
            <text:p>6.8415</text:p>
          </table:table-cell>
          <table:table-cell table:style-name="ce7" table:formula="of:=[.Y13]" office:value-type="float" office:value="32.54">
            <text:p>32.5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1.8988334477012">
            <text:p>31.8988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3.19">
            <text:p>23.19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2.5079855304421">
            <text:p>22.5080</text:p>
          </table:table-cell>
          <table:table-cell table:style-name="ce7" table:formula="of:=[.V14]" office:value-type="float" office:value="6.979">
            <text:p>6.979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6.77374864238703">
            <text:p>6.7737</text:p>
          </table:table-cell>
          <table:table-cell table:style-name="ce7" table:formula="of:=[.Y14]" office:value-type="float" office:value="32.54">
            <text:p>32.5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1.5830034135656">
            <text:p>31.5830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3.19">
            <text:p>23.19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2.2851341885565">
            <text:p>22.2851</text:p>
          </table:table-cell>
          <table:table-cell table:style-name="ce7" table:formula="of:=[.V15]" office:value-type="float" office:value="6.979">
            <text:p>6.979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6.70668182414558">
            <text:p>6.7067</text:p>
          </table:table-cell>
          <table:table-cell table:style-name="ce7" table:formula="of:=[.Y15]" office:value-type="float" office:value="32.54">
            <text:p>32.5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1.2703004094708">
            <text:p>31.2703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51.805394225126">
            <text:p>251.8054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3.19">
            <text:p>23.19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2.0644892956005">
            <text:p>22.0645</text:p>
          </table:table-cell>
          <table:table-cell table:style-name="ce7" table:formula="of:=[.V16]" office:value-type="float" office:value="6.979">
            <text:p>6.979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6.6402790338075">
            <text:p>6.6403</text:p>
          </table:table-cell>
          <table:table-cell table:style-name="ce7" table:formula="of:=[.Y16]" office:value-type="float" office:value="32.54">
            <text:p>32.5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0.9606934747236">
            <text:p>30.9607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3.19">
            <text:p>23.19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1.8460290055451">
            <text:p>21.8460</text:p>
          </table:table-cell>
          <table:table-cell table:style-name="ce7" table:formula="of:=[.V17]" office:value-type="float" office:value="6.979">
            <text:p>6.979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6.57453369683911">
            <text:p>6.5745</text:p>
          </table:table-cell>
          <table:table-cell table:style-name="ce7" table:formula="of:=[.Y17]" office:value-type="float" office:value="32.54">
            <text:p>32.5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0.6541519551719">
            <text:p>30.654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3.19">
            <text:p>23.19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1.6297316886585">
            <text:p>21.6297</text:p>
          </table:table-cell>
          <table:table-cell table:style-name="ce7" table:formula="of:=[.V18]" office:value-type="float" office:value="6.979">
            <text:p>6.979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6.5094393038011">
            <text:p>6.5094</text:p>
          </table:table-cell>
          <table:table-cell table:style-name="ce7" table:formula="of:=[.Y18]" office:value-type="float" office:value="32.54">
            <text:p>32.5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0.3506455001702">
            <text:p>30.3506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3.19">
            <text:p>23.19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1.4155759293648">
            <text:p>21.4156</text:p>
          </table:table-cell>
          <table:table-cell table:style-name="ce7" table:formula="of:=[.V19]" office:value-type="float" office:value="6.979">
            <text:p>6.979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6.44498940970406">
            <text:p>6.4450</text:p>
          </table:table-cell>
          <table:table-cell table:style-name="ce7" table:formula="of:=[.Y19]" office:value-type="float" office:value="32.54">
            <text:p>32.5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0.0501440595744">
            <text:p>30.050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3.19">
            <text:p>23.19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1.2035405241236">
            <text:p>21.2035</text:p>
          </table:table-cell>
          <table:table-cell table:style-name="ce7" table:formula="of:=[.V20]" office:value-type="float" office:value="6.979">
            <text:p>6.979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38117763337035">
            <text:p>6.3812</text:p>
          </table:table-cell>
          <table:table-cell table:style-name="ce7" table:formula="of:=[.Y20]" office:value-type="float" office:value="32.54">
            <text:p>32.5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29.7526178807668">
            <text:p>29.7526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3.19">
            <text:p>23.19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0.9936044793303">
            <text:p>20.9936</text:p>
          </table:table-cell>
          <table:table-cell table:style-name="ce7" table:formula="of:=[.V21]" office:value-type="float" office:value="6.979">
            <text:p>6.979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31799765680233">
            <text:p>6.3180</text:p>
          </table:table-cell>
          <table:table-cell table:style-name="ce7" table:formula="of:=[.Y21]" office:value-type="float" office:value="32.54">
            <text:p>32.5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29.4580375057097">
            <text:p>29.458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973143550989">
            <text:p>1.3697</text:p>
          </table:table-cell>
          <table:table-cell table:style-name="ce6" office:value-type="float" office:value="1.375">
            <text:p>1.375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51885542244041">
            <text:p>1.5189</text:p>
          </table:table-cell>
          <table:table-cell table:style-name="ce6" office:value-type="float" office:value="1.66">
            <text:p>1.66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8336727281826">
            <text:p>1.8337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24">
            <text:p>1.24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616973812861">
            <text:p>1.3562</text:p>
          </table:table-cell>
          <table:table-cell table:style-name="ce7" table:formula="of:=[.V25]" office:value-type="float" office:value="1.375">
            <text:p>1.375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503817249941">
            <text:p>1.5038</text:p>
          </table:table-cell>
          <table:table-cell table:style-name="ce7" table:formula="of:=[.Y25]" office:value-type="float" office:value="1.66">
            <text:p>1.66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81551755265604">
            <text:p>1.8155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24">
            <text:p>1.24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4274231497882">
            <text:p>1.3427</text:p>
          </table:table-cell>
          <table:table-cell table:style-name="ce7" table:formula="of:=[.V26]" office:value-type="float" office:value="1.375">
            <text:p>1.375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48892797023861">
            <text:p>1.4889</text:p>
          </table:table-cell>
          <table:table-cell table:style-name="ce7" table:formula="of:=[.Y26]" office:value-type="float" office:value="1.66">
            <text:p>1.66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79754213134261">
            <text:p>1.7975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24">
            <text:p>1.24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944783661269">
            <text:p>1.3294</text:p>
          </table:table-cell>
          <table:table-cell table:style-name="ce7" table:formula="of:=[.V27]" office:value-type="float" office:value="1.375">
            <text:p>1.375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47418610914714">
            <text:p>1.4742</text:p>
          </table:table-cell>
          <table:table-cell table:style-name="ce7" table:formula="of:=[.Y27]" office:value-type="float" office:value="1.66">
            <text:p>1.66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77974468449764">
            <text:p>1.7797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24">
            <text:p>1.24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628498674524">
            <text:p>1.3163</text:p>
          </table:table-cell>
          <table:table-cell table:style-name="ce7" table:formula="of:=[.V28]" office:value-type="float" office:value="1.375">
            <text:p>1.375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45959020707637">
            <text:p>1.4596</text:p>
          </table:table-cell>
          <table:table-cell table:style-name="ce7" table:formula="of:=[.Y28]" office:value-type="float" office:value="1.66">
            <text:p>1.66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76212344999766">
            <text:p>1.7621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513454472144">
            <text:p>1.5135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24">
            <text:p>1.24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303252462124">
            <text:p>1.3033</text:p>
          </table:table-cell>
          <table:table-cell table:style-name="ce7" table:formula="of:=[.V29]" office:value-type="float" office:value="1.375">
            <text:p>1.375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4451388188875">
            <text:p>1.4451</text:p>
          </table:table-cell>
          <table:table-cell table:style-name="ce7" table:formula="of:=[.Y29]" office:value-type="float" office:value="1.66">
            <text:p>1.66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744676683166">
            <text:p>1.7447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24">
            <text:p>1.24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903489724">
            <text:p>1.2903</text:p>
          </table:table-cell>
          <table:table-cell table:style-name="ce7" table:formula="of:=[.V30]" office:value-type="float" office:value="1.375">
            <text:p>1.375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43083051375">
            <text:p>1.4308</text:p>
          </table:table-cell>
          <table:table-cell table:style-name="ce7" table:formula="of:=[.Y30]" office:value-type="float" office:value="1.66">
            <text:p>1.66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7274026566">
            <text:p>1.727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24">
            <text:p>1.24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757324">
            <text:p>1.2776</text:p>
          </table:table-cell>
          <table:table-cell table:style-name="ce7" table:formula="of:=[.V31]" office:value-type="float" office:value="1.375">
            <text:p>1.375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416663875">
            <text:p>1.4167</text:p>
          </table:table-cell>
          <table:table-cell table:style-name="ce7" table:formula="of:=[.Y31]" office:value-type="float" office:value="1.66">
            <text:p>1.66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71029966">
            <text:p>1.7103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24">
            <text:p>1.24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4924">
            <text:p>1.2649</text:p>
          </table:table-cell>
          <table:table-cell table:style-name="ce7" table:formula="of:=[.V32]" office:value-type="float" office:value="1.375">
            <text:p>1.375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4026375">
            <text:p>1.4026</text:p>
          </table:table-cell>
          <table:table-cell table:style-name="ce7" table:formula="of:=[.Y32]" office:value-type="float" office:value="1.66">
            <text:p>1.66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693366">
            <text:p>1.6934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24">
            <text:p>1.24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524">
            <text:p>1.2524</text:p>
          </table:table-cell>
          <table:table-cell table:style-name="ce7" table:formula="of:=[.V33]" office:value-type="float" office:value="1.375">
            <text:p>1.375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38875">
            <text:p>1.3888</text:p>
          </table:table-cell>
          <table:table-cell table:style-name="ce7" table:formula="of:=[.Y33]" office:value-type="float" office:value="1.66">
            <text:p>1.66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6766">
            <text:p>1.6766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44">
            <text:p>1.44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24">
            <text:p>1.24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4">
            <text:p>1.2400</text:p>
          </table:table-cell>
          <table:table-cell table:style-name="ce7" table:formula="of:=[.V34]" office:value-type="float" office:value="1.375">
            <text:p>1.375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375">
            <text:p>1.3750</text:p>
          </table:table-cell>
          <table:table-cell table:style-name="ce7" table:formula="of:=[.Y34]" office:value-type="float" office:value="1.66">
            <text:p>1.66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66">
            <text:p>1.660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44">
            <text:p>1.44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42574257425743">
            <text:p>1.425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24">
            <text:p>1.24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772277227723">
            <text:p>1.2277</text:p>
          </table:table-cell>
          <table:table-cell table:style-name="ce7" table:formula="of:=[.V35]" office:value-type="float" office:value="1.375">
            <text:p>1.375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36138613861386">
            <text:p>1.3614</text:p>
          </table:table-cell>
          <table:table-cell table:style-name="ce7" table:formula="of:=[.Y35]" office:value-type="float" office:value="1.66">
            <text:p>1.660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64356435643564">
            <text:p>1.6436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44">
            <text:p>1.44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41162631114597">
            <text:p>1.4116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24">
            <text:p>1.24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556710126458">
            <text:p>1.2156</text:p>
          </table:table-cell>
          <table:table-cell table:style-name="ce7" table:formula="of:=[.V36]" office:value-type="float" office:value="1.375">
            <text:p>1.375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34790706793452">
            <text:p>1.3479</text:p>
          </table:table-cell>
          <table:table-cell table:style-name="ce7" table:formula="of:=[.Y36]" office:value-type="float" office:value="1.66">
            <text:p>1.660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62729144201549">
            <text:p>1.6273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24">
            <text:p>1.24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20353178343028">
            <text:p>1.2035</text:p>
          </table:table-cell>
          <table:table-cell table:style-name="ce7" table:formula="of:=[.V37]" office:value-type="float" office:value="1.375">
            <text:p>1.375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33456145340051">
            <text:p>1.3346</text:p>
          </table:table-cell>
          <table:table-cell table:style-name="ce7" table:formula="of:=[.Y37]" office:value-type="float" office:value="1.66">
            <text:p>1.66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61117964555989">
            <text:p>1.6112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24">
            <text:p>1.24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9161562715869">
            <text:p>1.1916</text:p>
          </table:table-cell>
          <table:table-cell table:style-name="ce7" table:formula="of:=[.V38]" office:value-type="float" office:value="1.375">
            <text:p>1.375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32134797366387">
            <text:p>1.3213</text:p>
          </table:table-cell>
          <table:table-cell table:style-name="ce7" table:formula="of:=[.Y38]" office:value-type="float" office:value="1.66">
            <text:p>1.66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59522737184147">
            <text:p>1.5952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37011059015372">
            <text:p>1.3701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24">
            <text:p>1.24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981745263237">
            <text:p>1.1798</text:p>
          </table:table-cell>
          <table:table-cell table:style-name="ce7" table:formula="of:=[.V39]" office:value-type="float" office:value="1.375">
            <text:p>1.375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30826532045928">
            <text:p>1.3083</text:p>
          </table:table-cell>
          <table:table-cell table:style-name="ce7" table:formula="of:=[.Y39]" office:value-type="float" office:value="1.66">
            <text:p>1.66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5794330414272">
            <text:p>1.5794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24">
            <text:p>1.24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813609171522">
            <text:p>1.1681</text:p>
          </table:table-cell>
          <table:table-cell table:style-name="ce7" table:formula="of:=[.V40]" office:value-type="float" office:value="1.375">
            <text:p>1.375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29531219847453">
            <text:p>1.2953</text:p>
          </table:table-cell>
          <table:table-cell table:style-name="ce7" table:formula="of:=[.Y40]" office:value-type="float" office:value="1.66">
            <text:p>1.66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56379509052198">
            <text:p>1.5638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24">
            <text:p>1.24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657038783685">
            <text:p>1.1566</text:p>
          </table:table-cell>
          <table:table-cell table:style-name="ce7" table:formula="of:=[.V41]" office:value-type="float" office:value="1.375">
            <text:p>1.375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28248732522231">
            <text:p>1.2825</text:p>
          </table:table-cell>
          <table:table-cell table:style-name="ce7" table:formula="of:=[.Y41]" office:value-type="float" office:value="1.66">
            <text:p>1.66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54831197081384">
            <text:p>1.5483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24">
            <text:p>1.24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511919587807">
            <text:p>1.1451</text:p>
          </table:table-cell>
          <table:table-cell table:style-name="ce7" table:formula="of:=[.V42]" office:value-type="float" office:value="1.375">
            <text:p>1.375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26978943091318">
            <text:p>1.2698</text:p>
          </table:table-cell>
          <table:table-cell table:style-name="ce7" table:formula="of:=[.Y42]" office:value-type="float" office:value="1.66">
            <text:p>1.66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53298214932064">
            <text:p>1.5330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24">
            <text:p>1.24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378138205749">
            <text:p>1.1338</text:p>
          </table:table-cell>
          <table:table-cell table:style-name="ce7" table:formula="of:=[.V43]" office:value-type="float" office:value="1.375">
            <text:p>1.375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25721725832988">
            <text:p>1.2572</text:p>
          </table:table-cell>
          <table:table-cell table:style-name="ce7" table:formula="of:=[.Y43]" office:value-type="float" office:value="1.66">
            <text:p>1.66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51780410823826">
            <text:p>1.5178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24">
            <text:p>1.24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225558238193">
            <text:p>1.1226</text:p>
          </table:table-cell>
          <table:table-cell table:style-name="ce7" table:formula="of:=[.V44]" office:value-type="float" office:value="1.375">
            <text:p>1.375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24476956270285">
            <text:p>1.2448</text:p>
          </table:table-cell>
          <table:table-cell table:style-name="ce7" table:formula="of:=[.Y44]" office:value-type="float" office:value="1.66">
            <text:p>1.66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50277634479035">
            <text:p>1.502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789619">
            <text:p>789619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277468">
            <text:p>2277468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36973143550989">
            <text:p>1.3697</text:p>
          </table:table-cell>
          <table:table-cell table:style-name="ce6" office:value-type="float" office:value="1.425">
            <text:p>1.42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57408652871097">
            <text:p>1.5741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24">
            <text:p>1.24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35616973812861">
            <text:p>1.3562</text:p>
          </table:table-cell>
          <table:table-cell table:style-name="ce7" table:formula="of:=[.Y25]" office:value-type="float" office:value="1.425">
            <text:p>1.42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55850151357521">
            <text:p>1.5585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24">
            <text:p>1.24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4274231497882">
            <text:p>1.3427</text:p>
          </table:table-cell>
          <table:table-cell table:style-name="ce7" table:formula="of:=[.Y26]" office:value-type="float" office:value="1.425">
            <text:p>1.42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54307080552001">
            <text:p>1.5431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24">
            <text:p>1.24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2944783661269">
            <text:p>1.3294</text:p>
          </table:table-cell>
          <table:table-cell table:style-name="ce7" table:formula="of:=[.Y27]" office:value-type="float" office:value="1.425">
            <text:p>1.42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52779287675249">
            <text:p>1.5278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24">
            <text:p>1.24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1628498674524">
            <text:p>1.3163</text:p>
          </table:table-cell>
          <table:table-cell table:style-name="ce7" table:formula="of:=[.Y28]" office:value-type="float" office:value="1.425">
            <text:p>1.42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51266621460643">
            <text:p>1.512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24">
            <text:p>1.24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03252462124">
            <text:p>1.3033</text:p>
          </table:table-cell>
          <table:table-cell table:style-name="ce7" table:formula="of:=[.Y29]" office:value-type="float" office:value="1.425">
            <text:p>1.42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4976893213925">
            <text:p>1.4977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24">
            <text:p>1.24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2903489724">
            <text:p>1.2903</text:p>
          </table:table-cell>
          <table:table-cell table:style-name="ce7" table:formula="of:=[.Y30]" office:value-type="float" office:value="1.425">
            <text:p>1.42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48286071425">
            <text:p>1.4829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24">
            <text:p>1.24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7757324">
            <text:p>1.2776</text:p>
          </table:table-cell>
          <table:table-cell table:style-name="ce7" table:formula="of:=[.Y31]" office:value-type="float" office:value="1.425">
            <text:p>1.42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468178925">
            <text:p>1.4682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24">
            <text:p>1.24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264924">
            <text:p>1.2649</text:p>
          </table:table-cell>
          <table:table-cell table:style-name="ce7" table:formula="of:=[.Y32]" office:value-type="float" office:value="1.425">
            <text:p>1.42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4536425">
            <text:p>1.4536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24">
            <text:p>1.24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524">
            <text:p>1.2524</text:p>
          </table:table-cell>
          <table:table-cell table:style-name="ce7" table:formula="of:=[.Y33]" office:value-type="float" office:value="1.425">
            <text:p>1.42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43925">
            <text:p>1.4393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24">
            <text:p>1.24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4">
            <text:p>1.2400</text:p>
          </table:table-cell>
          <table:table-cell table:style-name="ce7" table:formula="of:=[.Y34]" office:value-type="float" office:value="1.425">
            <text:p>1.42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425">
            <text:p>1.42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24">
            <text:p>1.24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2772277227723">
            <text:p>1.2277</text:p>
          </table:table-cell>
          <table:table-cell table:style-name="ce7" table:formula="of:=[.Y35]" office:value-type="float" office:value="1.425">
            <text:p>1.42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41089108910891">
            <text:p>1.4109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24">
            <text:p>1.24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1556710126458">
            <text:p>1.2156</text:p>
          </table:table-cell>
          <table:table-cell table:style-name="ce7" table:formula="of:=[.Y36]" office:value-type="float" office:value="1.425">
            <text:p>1.42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39692187040486">
            <text:p>1.3969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24">
            <text:p>1.24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0353178343028">
            <text:p>1.2035</text:p>
          </table:table-cell>
          <table:table-cell table:style-name="ce7" table:formula="of:=[.Y37]" office:value-type="float" office:value="1.425">
            <text:p>1.42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38309096079689">
            <text:p>1.3831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24">
            <text:p>1.24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19161562715869">
            <text:p>1.1916</text:p>
          </table:table-cell>
          <table:table-cell table:style-name="ce7" table:formula="of:=[.Y38]" office:value-type="float" office:value="1.425">
            <text:p>1.42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36939699088801">
            <text:p>1.3694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24">
            <text:p>1.24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7981745263237">
            <text:p>1.1798</text:p>
          </table:table-cell>
          <table:table-cell table:style-name="ce7" table:formula="of:=[.Y39]" office:value-type="float" office:value="1.425">
            <text:p>1.42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35583860483962">
            <text:p>1.355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24">
            <text:p>1.24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6813609171522">
            <text:p>1.1681</text:p>
          </table:table-cell>
          <table:table-cell table:style-name="ce7" table:formula="of:=[.Y40]" office:value-type="float" office:value="1.425">
            <text:p>1.42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34241446023724">
            <text:p>1.3424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24">
            <text:p>1.24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5657038783685">
            <text:p>1.1566</text:p>
          </table:table-cell>
          <table:table-cell table:style-name="ce7" table:formula="of:=[.Y41]" office:value-type="float" office:value="1.425">
            <text:p>1.42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32912322795767">
            <text:p>1.3291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24">
            <text:p>1.24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4511919587807">
            <text:p>1.1451</text:p>
          </table:table-cell>
          <table:table-cell table:style-name="ce7" table:formula="of:=[.Y42]" office:value-type="float" office:value="1.425">
            <text:p>1.42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3159635920373">
            <text:p>1.3160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24">
            <text:p>1.24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3378138205749">
            <text:p>1.1338</text:p>
          </table:table-cell>
          <table:table-cell table:style-name="ce7" table:formula="of:=[.Y43]" office:value-type="float" office:value="1.425">
            <text:p>1.42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30293424954188">
            <text:p>1.302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24">
            <text:p>1.24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225558238193">
            <text:p>1.1226</text:p>
          </table:table-cell>
          <table:table-cell table:style-name="ce7" table:formula="of:=[.Y44]" office:value-type="float" office:value="1.425">
            <text:p>1.42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2900339104375">
            <text:p>1.290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2015／06／15</text:date>, <text:time>15:25:3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15T15:25:32.37</dc:date>
    <meta:editing-duration>P48DT11H39M</meta:editing-duration>
    <meta:editing-cycles>169</meta:editing-cycles>
    <meta:generator>OpenOffice/4.1.1$Win32 OpenOffice.org_project/411m6$Build-9775</meta:generator>
    <meta:document-statistic meta:table-count="9" meta:cell-count="4913" meta:object-count="0"/>
  </office:meta>
</office:document-meta>
</file>